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04921363125003009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89995086767564010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58380894974962411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99832962579099592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49253512432811563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14888870617598012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36273713268071606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79342904251851040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8665500" text:continue-list="list636273713268071606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50664963318219677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64953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64560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8663975"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865927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655598"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01847020110376111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80988352857253494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62844527187476778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66362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814034939707400091"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6246034720195919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95435676353017588" text:style-name="L15">
        <text:list-item>
          <text:list>
            <text:list-header>
              <text:p text:style-name="P183">1.5 miles averaging about 9:40/mile and rest 1 min</text:p>
            </text:list-header>
          </text:list>
        </text:list-item>
      </text:list>
      <text:p text:style-name="P24">1 mile in 8:26 and rest 2 min</text:p>
      <text:list xml:id="list765226781146158783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481524220955477314"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67077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53828462669297987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5165515810580007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41585265185935524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8671328" text:continue-list="list7451655158105800076" text:style-name="L19">
        <text:list-item>
          <text:list>
            <text:list-header>
              <text:p text:style-name="P187">(Pace*HR)=1240</text:p>
            </text:list-header>
          </text:list>
        </text:list-item>
      </text:list>
      <text:list xml:id="list28668372" text:continue-list="list3538284626692979873" text:style-name="L18">
        <text:list-item>
          <text:list>
            <text:list-header>
              <text:p text:style-name="P186">2 miles at 10:46/mile Ave HR= 121 bpm and rest a few minutes</text:p>
            </text:list-header>
          </text:list>
        </text:list-item>
      </text:list>
      <text:list xml:id="list28667472" text:continue-list="list2867132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865850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0591479498593443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01393802051752984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27989603959687749"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33763742416433108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58226695891800404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74815828549809113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866314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67503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16743699583460524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9709029955468723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69334540385450699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67189742471698619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6201770870215932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59495352250147019" text:style-name="L32">
        <text:list-item>
          <text:list>
            <text:list-header>
              <text:p text:style-name="P197">0.25 miles in 2:54</text:p>
              <text:p text:style-name="P197">1 mile in 9:21 going faster as I ran and ending at around 8:30 pace</text:p>
            </text:list-header>
          </text:list>
        </text:list-item>
      </text:list>
      <text:list xml:id="list904500936406659214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2155981477713479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49702430729883472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5096579361387512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863065224639851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oft-page-break/><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23019430649596148"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1T08:40:35.16</dc:date>
    <dc:creator>James Lombardi</dc:creator>
    <meta:editing-duration>P28DT20H15M10S</meta:editing-duration>
    <meta:editing-cycles>2127</meta:editing-cycles>
    <meta:generator>OpenOffice/4.1.2$Win32 OpenOffice.org_project/412m3$Build-9782</meta:generator>
    <meta:document-statistic meta:table-count="0" meta:image-count="9" meta:object-count="0" meta:page-count="210" meta:paragraph-count="6145" meta:word-count="66453" meta:character-count="340320"/>
  </office:meta>
</office:document-meta>
</file>